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21" style:parent-style-name="Normal" style:family="paragraph">
      <style:paragraph-properties fo:break-before="page"/>
    </style:style>
    <style:style style:name="TableColumn23" style:family="table-column">
      <style:table-column-properties style:column-width="6.693in" style:use-optimal-column-width="false"/>
    </style:style>
    <style:style style:name="Table22" style:family="table">
      <style:table-properties style:width="6.693in" fo:margin-left="0in" table:align="left"/>
    </style:style>
    <style:style style:name="TableRow24" style:family="table-row">
      <style:table-row-properties style:use-optimal-row-height="false" fo:keep-together="always"/>
    </style:style>
    <style:style style:name="TableCell25" style:family="table-cell">
      <style:table-cell-properties fo:border="0.0069in solid #000000" fo:background-color="#FFD7D7" style:writing-mode="lr-tb" style:vertical-align="middle" fo:padding-top="0.0381in" fo:padding-left="0.0381in" fo:padding-bottom="0.0381in" fo:padding-right="0.0381in"/>
    </style:style>
    <style:style style:name="P26" style:parent-style-name="Título1" style:family="paragraph">
      <style:text-properties fo:color="#C9211E" style:text-underline-type="single" style:text-underline-style="solid" style:text-underline-width="auto" style:text-underline-mode="continuous"/>
    </style:style>
    <style:style style:name="TableRow27" style:family="table-row">
      <style:table-row-properties style:use-optimal-row-height="false" fo:keep-together="always"/>
    </style:style>
    <style:style style:name="TableCell28" style:family="table-cell">
      <style:table-cell-properties fo:border-top="none" fo:border-left="0.0069in solid #000000" fo:border-bottom="0.0069in solid #000000" fo:border-right="0.0069in solid #000000" fo:background-color="#FFF5CE" style:writing-mode="lr-tb" style:vertical-align="middle" fo:padding-top="0.0381in" fo:padding-left="0.0381in" fo:padding-bottom="0.0381in" fo:padding-right="0.0381in"/>
    </style:style>
    <style:style style:name="P29" style:parent-style-name="Textbody" style:family="paragraph">
      <style:paragraph-properties fo:keep-with-next="always"/>
    </style:style>
    <style:style style:name="T30" style:parent-style-name="Fuentedepárrafopredeter." style:family="text">
      <style:text-properties fo:font-size="14pt" style:font-size-asian="14pt" style:font-size-complex="14pt"/>
    </style:style>
    <style:style style:name="T3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2" style:parent-style-name="Textbody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Textbody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Textbody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2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43" style:parent-style-name="Textbody" style:family="paragraph"/>
    <style:style style:name="T44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45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46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47" style:parent-style-name="Textbody" style:family="paragraph">
      <style:text-properties fo:color="#C9211E" fo:background-color="#FFFF00"/>
    </style:style>
    <style:style style:name="P48" style:parent-style-name="Textbody" style:family="paragraph">
      <style:paragraph-properties fo:break-before="page"/>
    </style:style>
    <style:style style:name="TableColumn50" style:family="table-column">
      <style:table-column-properties style:column-width="3.3465in" style:use-optimal-column-width="false"/>
    </style:style>
    <style:style style:name="TableColumn51" style:family="table-column">
      <style:table-column-properties style:column-width="3.3465in" style:use-optimal-column-width="false"/>
    </style:style>
    <style:style style:name="Table49" style:family="table">
      <style:table-properties style:width="6.693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fo:background-color="#FFFFD7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/>
      <style:text-properties fo:font-weight="bold" style:font-weight-asian="bold" style:font-weight-complex="bold" fo:font-size="14pt" style:font-size-asian="14pt"/>
    </style:style>
    <style:style style:name="TableCell57" style:family="table-cell">
      <style:table-cell-properties fo:border-top="none" fo:border-left="0.0069in solid #000000" fo:border-bottom="0.0069in solid #000000" fo:border-right="0.0069in solid #000000" fo:background-color="#FFFFD7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/>
      <style:text-properties fo:font-weight="bold" style:font-weight-asian="bold" style:font-weight-complex="bold" fo:font-size="14pt" style:font-size-asian="14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justify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justify"/>
    </style:style>
    <style:style style:name="TableColumn65" style:family="table-column">
      <style:table-column-properties style:column-width="6.693in" style:use-optimal-column-width="false"/>
    </style:style>
    <style:style style:name="Table64" style:family="table">
      <style:table-properties style:width="6.693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DDDDDD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0.0069in solid #000000" fo:background-color="#DEE6EF" style:writing-mode="lr-tb" fo:padding-top="0.0381in" fo:padding-left="0.0381in" fo:padding-bottom="0.0381in" fo:padding-right="0.0381in"/>
    </style:style>
    <style:style style:name="P70" style:parent-style-name="Textbody" style:family="paragraph">
      <style:text-properties style:use-window-font-color="true"/>
    </style:style>
    <style:style style:name="P71" style:parent-style-name="Textbody" style:family="paragraph">
      <style:text-properties style:use-window-font-color="true"/>
    </style:style>
    <style:style style:name="P72" style:parent-style-name="Textbody" style:family="paragraph">
      <style:text-properties style:use-window-font-color="true"/>
    </style:style>
    <style:style style:name="P73" style:parent-style-name="Textbody" style:family="paragraph">
      <style:text-properties style:use-window-font-color="true"/>
    </style:style>
    <style:style style:name="P74" style:parent-style-name="Textbody" style:family="paragraph">
      <style:text-properties style:use-window-font-color="true"/>
    </style:style>
    <style:style style:name="P75" style:parent-style-name="Textbody" style:family="paragraph">
      <style:text-properties style:use-window-font-color="true"/>
    </style:style>
    <style:style style:name="P76" style:parent-style-name="Textbody" style:family="paragraph">
      <style:text-properties style:use-window-font-color="true"/>
    </style:style>
    <style:style style:name="P77" style:parent-style-name="Título1" style:family="paragraph">
      <style:paragraph-properties fo:break-before="page"/>
    </style:style>
    <style:style style:name="TableColumn79" style:family="table-column">
      <style:table-column-properties style:column-width="6.693in" style:use-optimal-column-width="false"/>
    </style:style>
    <style:style style:name="Table78" style:family="table">
      <style:table-properties style:width="6.693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2A6099" fo:background-color="#DDDDDD" style:writing-mode="lr-tb" fo:padding-top="0.0381in" fo:padding-left="0.0381in" fo:padding-bottom="0.0381in" fo:padding-right="0.0381in"/>
    </style:style>
    <style:style style:name="P82" style:parent-style-name="Textbody" style:family="paragraph">
      <style:text-properties style:use-window-font-color="true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2A6099" fo:border-bottom="0.0069in solid #2A6099" fo:border-right="0.0069in solid #2A6099" fo:background-color="#DDDDDD" style:writing-mode="lr-tb" fo:padding-top="0.0381in" fo:padding-left="0.0381in" fo:padding-bottom="0.0381in" fo:padding-right="0.0381in"/>
    </style:style>
    <style:style style:name="P85" style:parent-style-name="Textbody" style:family="paragraph"/>
    <style:style style:name="T86" style:parent-style-name="Fuentedepárrafopredeter." style:family="text">
      <style:text-properties style:use-window-font-color="true"/>
    </style:style>
    <style:style style:name="T87" style:parent-style-name="Fuentedepárrafopredeter." style:family="text">
      <style:text-properties fo:color="#000080"/>
    </style:style>
    <style:style style:name="P88" style:parent-style-name="Textbody" style:family="paragraph"/>
    <style:style style:name="T89" style:parent-style-name="Fuentedepárrafopredeter." style:family="text">
      <style:text-properties fo:font-weight="bold" style:font-weight-asian="bold"/>
    </style:style>
    <style:style style:name="P90" style:parent-style-name="Textbody" style:family="paragraph"/>
    <style:style style:name="T91" style:parent-style-name="Fuentedepárrafopredeter." style:family="text">
      <style:text-properties fo:font-weight="bold" style:font-weight-asian="bold"/>
    </style:style>
    <style:style style:name="T92" style:parent-style-name="Fuentedepárrafopredeter." style:family="text">
      <style:text-properties fo:font-weight="bold" style:font-weight-asian="bold"/>
    </style:style>
    <style:style style:name="T93" style:parent-style-name="Fuentedepárrafopredeter." style:family="text">
      <style:text-properties fo:font-weight="bold" style:font-weight-asian="bold"/>
    </style:style>
    <style:style style:name="P94" style:parent-style-name="Textbody" style:family="paragraph"/>
    <style:style style:name="T95" style:parent-style-name="Fuentedepárrafopredeter." style:family="text">
      <style:text-properties fo:font-weight="bold" style:font-weight-asian="bold"/>
    </style:style>
    <style:style style:name="T96" style:parent-style-name="Fuentedepárrafopredeter." style:family="text">
      <style:text-properties fo:font-weight="bold" style:font-weight-asian="bold"/>
    </style:style>
    <style:style style:name="TableColumn98" style:family="table-column">
      <style:table-column-properties style:column-width="1.0986in" style:use-optimal-column-width="false"/>
    </style:style>
    <style:style style:name="TableColumn99" style:family="table-column">
      <style:table-column-properties style:column-width="1.4916in" style:use-optimal-column-width="false"/>
    </style:style>
    <style:style style:name="TableColumn100" style:family="table-column">
      <style:table-column-properties style:column-width="4.1027in" style:use-optimal-column-width="false"/>
    </style:style>
    <style:style style:name="Table97" style:family="table">
      <style:table-properties style:width="6.693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138in solid #000000" fo:border-left="0.0138in solid #000000" fo:border-bottom="0.0138in solid #000000" fo:border-right="none" fo:background-color="#B7B7B7" style:writing-mode="lr-tb" style:vertical-align="middle" fo:padding-top="0.0694in" fo:padding-left="0.0694in" fo:padding-bottom="0.0694in" fo:padding-right="0.0694in"/>
    </style:style>
    <style:style style:name="P103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Cell104" style:family="table-cell">
      <style:table-cell-properties fo:border-top="0.0138in solid #000000" fo:border-left="0.0138in solid #000000" fo:border-bottom="0.0138in solid #000000" fo:border-right="none" fo:background-color="#B7B7B7" style:writing-mode="lr-tb" style:vertical-align="middle" fo:padding-top="0.0694in" fo:padding-left="0.0694in" fo:padding-bottom="0.0694in" fo:padding-right="0.0694in"/>
    </style:style>
    <style:style style:name="P105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Cell106" style:family="table-cell">
      <style:table-cell-properties fo:border="0.0138in solid #000000" fo:background-color="#B7B7B7" style:writing-mode="lr-tb" style:vertical-align="middle" fo:padding-top="0.0694in" fo:padding-left="0.0694in" fo:padding-bottom="0.0694in" fo:padding-right="0.0694in"/>
    </style:style>
    <style:style style:name="P107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10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11" style:family="table-cell">
      <style:table-cell-properties fo:border-top="none" fo:border-left="0.0138in solid #000000" fo:border-bottom="none" fo:border-right="0.0138in solid #000000" style:writing-mode="lr-tb" style:vertical-align="middle" fo:padding-top="0.0694in" fo:padding-left="0.0694in" fo:padding-bottom="0.0694in" fo:padding-right="0.0694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14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15" style:family="table-cell">
      <style:table-cell-properties fo:border-top="none" fo:border-left="0.0138in solid #000000" fo:border-bottom="none" fo:border-right="0.0138in solid #000000" style:writing-mode="lr-tb" style:vertical-align="middle" fo:padding-top="0.0694in" fo:padding-left="0.0694in" fo:padding-bottom="0.0694in" fo:padding-right="0.0694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18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19" style:family="table-cell">
      <style:table-cell-properties fo:border-top="none" fo:border-left="0.0138in solid #000000" fo:border-bottom="none" fo:border-right="0.0138in solid #000000" style:writing-mode="lr-tb" style:vertical-align="middle" fo:padding-top="0.0694in" fo:padding-left="0.0694in" fo:padding-bottom="0.0694in" fo:padding-right="0.0694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138in solid #000000" fo:border-bottom="0.0138in solid #000000" fo:border-right="none" style:writing-mode="lr-tb" style:vertical-align="middle" fo:padding-top="0.0694in" fo:padding-left="0.0694in" fo:padding-bottom="0.0694in" fo:padding-right="0.0694in"/>
    </style:style>
    <style:style style:name="TableCell122" style:family="table-cell">
      <style:table-cell-properties fo:border-top="none" fo:border-left="0.0138in solid #000000" fo:border-bottom="0.0138in solid #000000" fo:border-right="none" style:writing-mode="lr-tb" style:vertical-align="middle" fo:padding-top="0.0694in" fo:padding-left="0.0694in" fo:padding-bottom="0.0694in" fo:padding-right="0.0694in"/>
    </style:style>
    <style:style style:name="TableCell12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124" style:parent-style-name="Textbody" style:family="paragraph">
      <style:text-properties fo:background-color="#FFFF00"/>
    </style:style>
    <style:style style:name="P125" style:parent-style-name="Título1" style:family="paragraph">
      <style:paragraph-properties fo:break-before="page"/>
    </style:style>
    <style:style style:name="TableColumn127" style:family="table-column">
      <style:table-column-properties style:column-width="6.693in" style:use-optimal-column-width="false"/>
    </style:style>
    <style:style style:name="Table126" style:family="table">
      <style:table-properties style:width="6.693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2A6099" fo:background-color="#DDDDDD" style:writing-mode="lr-tb" fo:padding-top="0.0381in" fo:padding-left="0.0381in" fo:padding-bottom="0.0381in" fo:padding-right="0.0381in"/>
    </style:style>
    <style:style style:name="P130" style:parent-style-name="Textbody" style:family="paragraph">
      <style:text-properties style:use-window-font-color="true"/>
    </style:style>
    <style:style style:name="P131" style:parent-style-name="Textbody" style:family="paragraph">
      <style:text-properties style:use-window-font-color="true"/>
    </style:style>
    <style:style style:name="P132" style:parent-style-name="Textbody" style:family="paragraph">
      <style:text-properties style:use-window-font-color="true"/>
    </style:style>
    <style:style style:name="P133" style:parent-style-name="Textbody" style:family="paragraph">
      <style:text-properties style:use-window-font-color="true"/>
    </style:style>
    <style:style style:name="P134" style:parent-style-name="Textbody" style:family="paragraph">
      <style:text-properties style:use-window-font-color="true"/>
    </style:style>
    <style:style style:name="P135" style:parent-style-name="Textbody" style:family="paragraph">
      <style:text-properties style:use-window-font-color="true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69in solid #2A6099" fo:border-bottom="0.0069in solid #2A6099" fo:border-right="0.0069in solid #2A6099" fo:background-color="#DDDDDD" style:writing-mode="lr-tb" fo:padding-top="0.0381in" fo:padding-left="0.0381in" fo:padding-bottom="0.0381in" fo:padding-right="0.0381in"/>
    </style:style>
    <style:style style:name="P138" style:parent-style-name="Textbody" style:family="paragraph"/>
    <style:style style:name="T139" style:parent-style-name="Fuentedepárrafopredeter." style:family="text">
      <style:text-properties style:use-window-font-color="true"/>
    </style:style>
    <style:style style:name="T140" style:parent-style-name="Fuentedepárrafopredeter." style:family="text">
      <style:text-properties fo:color="#000080"/>
    </style:style>
    <style:style style:name="P141" style:parent-style-name="Textbody" style:family="paragraph"/>
    <style:style style:name="T142" style:parent-style-name="Fuentedepárrafopredeter." style:family="text">
      <style:text-properties fo:color="#000080"/>
    </style:style>
    <style:style style:name="T143" style:parent-style-name="Fuentedepárrafopredeter." style:family="text">
      <style:text-properties fo:color="#000080"/>
    </style:style>
    <style:style style:name="T144" style:parent-style-name="Fuentedepárrafopredeter." style:family="text">
      <style:text-properties fo:color="#000080"/>
    </style:style>
    <style:style style:name="T145" style:parent-style-name="Fuentedepárrafopredeter." style:family="text">
      <style:text-properties fo:color="#000080"/>
    </style:style>
    <style:style style:name="P146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147" style:parent-style-name="Textbody" style:family="paragraph">
      <style:text-properties fo:background-color="#FFFF00"/>
    </style:style>
    <style:style style:name="TableColumn149" style:family="table-column">
      <style:table-column-properties style:column-width="1.0986in" style:use-optimal-column-width="false"/>
    </style:style>
    <style:style style:name="TableColumn150" style:family="table-column">
      <style:table-column-properties style:column-width="1.4916in" style:use-optimal-column-width="false"/>
    </style:style>
    <style:style style:name="TableColumn151" style:family="table-column">
      <style:table-column-properties style:column-width="4.1027in" style:use-optimal-column-width="false"/>
    </style:style>
    <style:style style:name="Table148" style:family="table">
      <style:table-properties style:width="6.693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138in solid #000000" fo:border-left="0.0138in solid #000000" fo:border-bottom="0.0138in solid #000000" fo:border-right="none" fo:background-color="#B7B7B7" style:writing-mode="lr-tb" style:vertical-align="middle" fo:padding-top="0.0694in" fo:padding-left="0.0694in" fo:padding-bottom="0.0694in" fo:padding-right="0.0694in"/>
    </style:style>
    <style:style style:name="P154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Cell155" style:family="table-cell">
      <style:table-cell-properties fo:border-top="0.0138in solid #000000" fo:border-left="0.0138in solid #000000" fo:border-bottom="0.0138in solid #000000" fo:border-right="none" fo:background-color="#B7B7B7" style:writing-mode="lr-tb" style:vertical-align="middle" fo:padding-top="0.0694in" fo:padding-left="0.0694in" fo:padding-bottom="0.0694in" fo:padding-right="0.0694in"/>
    </style:style>
    <style:style style:name="P156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Cell157" style:family="table-cell">
      <style:table-cell-properties fo:border="0.0138in solid #000000" fo:background-color="#B7B7B7" style:writing-mode="lr-tb" style:vertical-align="middle" fo:padding-top="0.0694in" fo:padding-left="0.0694in" fo:padding-bottom="0.0694in" fo:padding-right="0.0694in"/>
    </style:style>
    <style:style style:name="P158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138in solid #000000" fo:border-bottom="0.0138in solid #000000" fo:border-right="none" style:writing-mode="lr-tb" style:vertical-align="middle" fo:padding-top="0.0694in" fo:padding-left="0.0694in" fo:padding-bottom="0.0694in" fo:padding-right="0.0694in"/>
    </style:style>
    <style:style style:name="TableCell161" style:family="table-cell">
      <style:table-cell-properties fo:border-top="none" fo:border-left="0.0138in solid #000000" fo:border-bottom="0.0138in solid #000000" fo:border-right="none" style:writing-mode="lr-tb" style:vertical-align="middle" fo:padding-top="0.0694in" fo:padding-left="0.0694in" fo:padding-bottom="0.0694in" fo:padding-right="0.0694in"/>
    </style:style>
    <style:style style:name="TableCell16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163" style:parent-style-name="Textbody" style:family="paragraph">
      <style:text-properties fo:background-color="#FFFF00"/>
    </style:style>
    <style:style style:name="P164" style:parent-style-name="Textbody" style:family="paragraph">
      <style:text-properties fo:background-color="#FFFF00"/>
    </style:style>
    <style:style style:name="P165" style:parent-style-name="Textbody" style:family="paragraph">
      <style:text-properties fo:background-color="#FFFF00"/>
    </style:style>
    <style:style style:name="P166" style:parent-style-name="Textbody" style:family="paragraph">
      <style:text-properties fo:background-color="#FFFF00"/>
    </style:style>
  </office:automatic-styles>
  <office:body>
    <office:text text:use-soft-page-breaks="true">
      <text:h text:style-name="P1" text:outline-level="1"><text:bookmark-start text:name="__RefHeading___Toc1434_4126421108"/>ÍNDICE<text:bookmark-end text:name="__RefHeading___Toc1434_4126421108"/></text:h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1434_4126421108" office:target-frame-name="_top" xlink:show="replace">ÍNDICE<text:tab/>1</text:a></text:p>
          <text:p text:style-name="Contents1"><text:a xlink:href="#__RefHeading___Toc937_1735674090" office:target-frame-name="_top" xlink:show="replace">IMPORTANTE<text:tab/>2</text:a></text:p>
          <text:p text:style-name="Contents1"><text:a xlink:href="#__RefHeading___Toc1188_2911867154" office:target-frame-name="_top" xlink:show="replace">Resultados de Aprendizaje (RA) y Criterios de Evaluación (CE) que se van trabajar<text:tab/>3</text:a></text:p>
          <text:p text:style-name="Contents1"><text:a xlink:href="#__RefHeading___Toc1192_2911867154" office:target-frame-name="_top" xlink:show="replace">TODOS LOS CRITERIOS<text:tab/>3</text:a></text:p>
          <text:p text:style-name="Contents1"><text:a xlink:href="#__RefHeading___Toc888_451692304 Copy 2" office:target-frame-name="_top" xlink:show="replace">EJERCICIO 1<text:tab/>4</text:a></text:p>
          <text:p text:style-name="Contents1"><text:a xlink:href="#__RefHeading___Toc888_451692304 Copy 2 Copy 5" office:target-frame-name="_top" xlink:show="replace">EJERCICIO 2<text:tab/>5</text:a></text:p>
        </text:index-body>
      </text:table-of-content>
      <text:p text:style-name="Textbody"/>
      <text:p text:style-name="Textbody"/>
      <text:p text:style-name="Textbody"/>
      <text:p text:style-name="Standard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h text:style-name="P26" text:outline-level="1"><text:bookmark-start text:name="__RefHeading___Toc937_1735674090"/>IMPORTANTE<text:bookmark-end text:name="__RefHeading___Toc937_1735674090"/></text:h>
          </table:table-cell>
        </table:table-row>
        <table:table-row table:style-name="TableRow27">
          <table:table-cell table:style-name="TableCell28">
            <text:list text:style-name="LFO15" text:continue-numbering="true">
              <text:list-item>
                <text:p text:style-name="P29"><text:span text:style-name="T30">La entrega del documento PDF se hará con el nombre:<text:s/></text:span><text:span text:style-name="T31">BolT5_1erApellido_2doApellido_Nombre.pdf</text:span></text:p>
              </text:list-item>
              <text:list-item>
                <text:p text:style-name="P32"><text:span text:style-name="T33">Cada ejercicio irá en un proyecto<text:s/></text:span><text:span text:style-name="T34">siguiendo el patrón MVC</text:span>.</text:p>
              </text:list-item>
              <text:list-item>
                <text:p text:style-name="P35">El<text:s/><text:span text:style-name="T36">método “Main”</text:span><text:s/>irá en un<text:s/><text:span text:style-name="T37">paquete aparte llamado “main”</text:span>.</text:p>
              </text:list-item>
              <text:list-item>
                <text:p text:style-name="P38">El<text:s/><text:span text:style-name="T39">nombre de cada proyecto</text:span><text:s/>será:<text:s/><text:span text:style-name="T40">BolT5_</text:span><text:span text:style-name="T41">1erApellido_2doApellido_Nombre_ejX</text:span><text:span text:style-name="T42">, donde X es el número del ejercicio.</text:span></text:p>
              </text:list-item>
              <text:list-item>
                <text:p text:style-name="P43"><text:span text:style-name="T44">Este documento ha sido creado con<text:s/></text:span><text:a xlink:href="https://es.libreoffice.org/" office:target-frame-name="_top" xlink:show="replace"><text:span text:style-name="T45">LibreOffice</text:span></text:a><text:span text:style-name="T46">, si utilizas Microsoft Word puede ser que te dé problemas y todo se te descuadre.</text:span></text:p>
              </text:list-item>
            </text:list>
            <text:p text:style-name="Textbody"/>
            <text:list text:style-name="LFO16" text:continue-numbering="true">
              <text:list-item>
                <text:p text:style-name="P47">NOTA: Para saber como te evaluo revisa la rúbrica de evaluación adjunta al boletín.</text:p>
              </text:list-item>
            </text:list>
          </table:table-cell>
        </table:table-row>
      </table:table>
      <text:p text:style-name="Textbody"/>
      <text:p text:style-name="Textbody"/>
      <text:p text:style-name="Textbody"/>
      <text:p text:style-name="P48"/>
      <text:p text:style-name="Textbody"/>
      <text:p text:style-name="Textbody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h text:style-name="Título1" text:outline-level="1"><text:bookmark-start text:name="__RefHeading___Toc1188_2911867154"/>Resultados de Aprendizaje (RA) y Criterios de<text:s/>Evaluación (CE) que se van trabajar<text:bookmark-end text:name="__RefHeading___Toc1188_2911867154"/></text:h>
          </table:table-cell>
          <table:covered-table-cell/>
        </table:table-row>
        <table:table-row table:style-name="TableRow54">
          <table:table-cell table:style-name="TableCell55">
            <text:p text:style-name="P56">RA</text:p>
          </table:table-cell>
          <table:table-cell table:style-name="TableCell57">
            <text:p text:style-name="P58">CE</text:p>
          </table:table-cell>
        </table:table-row>
        <table:table-row table:style-name="TableRow59">
          <table:table-cell table:style-name="TableCell60">
            <text:p text:style-name="P61">2. Genera interfaces gráficos de usuario basados en XML utilizando herramientas específicas y adaptando el documento XML generado.</text:p>
          </table:table-cell>
          <table:table-cell table:style-name="TableCell62">
            <text:p text:style-name="P63">2a, 2b, 2c, 2d, 2e, 2f, 2g</text:p>
          </table:table-cell>
        </table:table-row>
      </table:table>
      <text:p text:style-name="Textbody"/>
      <text:p text:style-name="Textbody"/>
      <text:p text:style-name="Textbody"/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h text:style-name="Título1" text:outline-level="1"><text:bookmark-start text:name="__RefHeading___Toc1192_2911867154"/>TODOS LOS CRITERIOS<text:bookmark-end text:name="__RefHeading___Toc1192_2911867154"/></text:h>
          </table:table-cell>
        </table:table-row>
        <table:table-row table:style-name="TableRow68">
          <table:table-cell table:style-name="TableCell69">
            <text:p text:style-name="P70">2.a) Se han reconocido las<text:s/>ventajas de generar interfaces de usuario a partir de su descripción en XML.</text:p>
            <text:p text:style-name="P71">2.b) Se ha generado la descripción del interfaz en XML usando un editor gráfico.</text:p>
            <text:p text:style-name="P72">2.c) Se ha analizado el documento XML generado.</text:p>
            <text:p text:style-name="P73">2.d) Se ha modificado el documento XML.</text:p>
            <text:p text:style-name="P74">2.e) Se han asignado acciones a los eventos.</text:p>
            <text:p text:style-name="P75">2.f) Se ha generado el código correspondiente al interfaz a partir del documento XML.</text:p>
            <text:p text:style-name="P76">2.g) Se ha programado una aplicación que incluye el interfaz generado.</text:p>
          </table:table-cell>
        </table:table-row>
      </table:table>
      <text:p text:style-name="Standard"/>
      <text:p text:style-name="Textbody"/>
      <text:p text:style-name="Textbody"/>
      <text:p text:style-name="Textbody"/>
      <text:p text:style-name="Textbody"/>
      <text:h text:style-name="P77" text:outline-level="1"><text:bookmark-start text:name="__RefHeading___Toc888_451692304_Copy_2"/>EJERCICIO 1<text:bookmark-end text:name="__RefHeading___Toc888_451692304_Copy_2"/></text:h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a) Investiga las ventajas de generar<text:s/>interfaces de usuario a partir de su descripción en XML.</text:p>
          </table:table-cell>
        </table:table-row>
        <table:table-row table:style-name="TableRow83">
          <table:table-cell table:style-name="TableCell84">
            <text:list text:style-name="LFO16" text:continue-numbering="true">
              <text:list-item>
                <text:p text:style-name="P85"><text:span text:style-name="T86">Lee<text:s/></text:span><text:a xlink:href="#0.IMPORTANTE|outline" office:target-frame-name="_top" xlink:show="replace"><text:span text:style-name="T87">IMPORTANTE</text:span></text:a></text:p>
              </text:list-item>
            </text:list>
          </table:table-cell>
        </table:table-row>
      </table:table>
      <text:p text:style-name="Textbody">Tiene varias ventajas.<text:s/></text:p>
      <text:list text:style-name="LFO17" text:continue-numbering="true">
        <text:list-item>
          <text:p text:style-name="P88">En primer lugar, permite que<text:s/><text:span text:style-name="T89">los desarrolladores y los diseñadores puedan trabajar cada uno en su parte</text:span><text:s/>(los desarrolladores en la lógica y los diseñadores en la interfaz) sin preocuparse sin preocuparse de la otra parte.<text:s/></text:p>
        </text:list-item>
        <text:list-item>
          <text:p text:style-name="P90">En segundo lugar, la descripción de la interfaz de usuario en XML<text:s/><text:span text:style-name="T91">es fácil de leer</text:span><text:s/>y<text:s/><text:span text:style-name="T92">modificar</text:span>, lo que<text:s/><text:span text:style-name="T93">facilita la colaboración</text:span><text:s/>entre desarrolladores y<text:s/>diseñadores.<text:s/></text:p>
        </text:list-item>
        <text:list-item>
          <text:p text:style-name="P94">En tercer lugar, la generación de interfaces de usuario a partir de XML<text:s/><text:span text:style-name="T95">permite la reutilización</text:span><text:s/>de componentes de interfaz de usuario, lo que puede<text:s/><text:span text:style-name="T96">ahorrar tiempo y esfuerzo</text:span><text:s/>en el desarrollo de aplicaciones.</text:p>
        </text:list-item>
      </text:list>
      <text:p text:style-name="Textbody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header-rows>
          <table:table-row table:style-name="TableRow101">
            <table:table-cell table:style-name="TableCell102">
              <text:p text:style-name="P103">AUTOR o TEMA</text:p>
            </table:table-cell>
            <table:table-cell table:style-name="TableCell104">
              <text:p text:style-name="P105">DESCRIPCIÓN,<text:s/>APARTADO o EPÍGRAFE</text:p>
            </table:table-cell>
            <table:table-cell table:style-name="TableCell106">
              <text:p text:style-name="P107">ENLACE o PÁGINA LIBRO</text:p>
            </table:table-cell>
          </table:table-row>
        </table:table-header-rows>
        <table:table-row table:style-name="TableRow108">
          <table:table-cell table:style-name="TableCell109">
            <text:p text:style-name="TableContents">TEMA 5</text:p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</table:table-row>
        <table:table-row table:style-name="TableRow112">
          <table:table-cell table:style-name="TableCell113">
            <text:p text:style-name="TableContents">Generación de Interfaces a partir de XML</text:p>
          </table:table-cell>
          <table:table-cell table:style-name="TableCell114">
            <text:p text:style-name="TableContents"/>
          </table:table-cell>
          <table:table-cell table:style-name="TableCell115">
            <text:p text:style-name="TableContents"><text:a xlink:href="https://es.slideshare.net/jabenitez88/generacin-de-interfaces-a-partir-de-xml" office:target-frame-name="_top" xlink:show="replace"><text:span text:style-name="Hipervínculo">https://es.slideshare.net/jabenitez88/generacin-de-interfaces-a-partir-de-xml</text:span></text:a></text:p>
          </table:table-cell>
        </table:table-row>
        <table:table-row table:style-name="TableRow116">
          <table:table-cell table:style-name="TableCell117">
            <text:p text:style-name="TableContents">Wikipedia</text:p>
          </table:table-cell>
          <table:table-cell table:style-name="TableCell118">
            <text:p text:style-name="TableContents"/>
          </table:table-cell>
          <table:table-cell table:style-name="TableCell119">
            <text:p text:style-name="TableContents"><text:a xlink:href="https://es.wikipedia.org/wiki/Interfaz_de_usuario" office:target-frame-name="_top" xlink:show="replace"><text:span text:style-name="Hipervínculo">https://es.wikipedia.org/wiki/Interfaz_de_usuario</text:span></text:a></text:p>
          </table:table-cell>
        </table:table-row>
        <table:table-row table:style-name="TableRow120">
          <table:table-cell table:style-name="TableCell121">
            <text:p text:style-name="TableContents"/>
          </table:table-cell>
          <table:table-cell table:style-name="TableCell122">
            <text:p text:style-name="TableContents"/>
          </table:table-cell>
          <table:table-cell table:style-name="TableCell123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P124"/>
      <text:h text:style-name="P125" text:outline-level="1"><text:bookmark-start text:name="__RefHeading___Toc888_451692304_Copy_2_C"/>EJERCICIO 2<text:bookmark-end text:name="__RefHeading___Toc888_451692304_Copy_2_C"/></text:h>
      <table:table table:style-name="Table126">
        <table:table-columns>
          <table:table-column table:style-name="TableColumn127"/>
        </table:table-columns>
        <table:table-row table:style-name="TableRow128">
          <table:table-cell table:style-name="TableCell129">
            <text:p text:style-name="P130">a) Se ha generado la<text:s/>descripción del interfaz en XML usando un editor gráfico.</text:p>
            <text:p text:style-name="P131">b) Se ha analizado el documento XML generado.</text:p>
            <text:p text:style-name="P132">c) Se ha modificado el documento XML.</text:p>
            <text:p text:style-name="P133">d) Se han asignado acciones a los eventos.</text:p>
            <text:p text:style-name="P134">e) Se ha generado el código correspondiente al interfaz a partir del documento XML.</text:p>
            <text:p text:style-name="P135">f) Programa una aplicación que incluya la interfaz generada en el ejercicio anterior.</text:p>
          </table:table-cell>
        </table:table-row>
        <table:table-row table:style-name="TableRow136">
          <table:table-cell table:style-name="TableCell137">
            <text:list text:style-name="LFO16" text:continue-numbering="true">
              <text:list-item>
                <text:p text:style-name="P138"><text:span text:style-name="T139">Lee<text:s/></text:span><text:a xlink:href="#0.IMPORTANTE|outline" office:target-frame-name="_top" xlink:show="replace"><text:span text:style-name="T140">IMPORTANTE</text:span></text:a></text:p>
              </text:list-item>
              <text:list-item>
                <text:p text:style-name="P141"><text:span text:style-name="T142">Ayuda:<text:s/></text:span><text:a xlink:href="https://www.youtube.com/watch?v=3gsYg9i9y8o" office:target-frame-name="_top" xlink:show="replace"><text:span text:style-name="T143">https://www.y</text:span><text:bookmark-start text:name="_Hlt151551497"/><text:span text:style-name="T144">o</text:span><text:bookmark-end text:name="_Hlt151551497"/><text:span text:style-name="T145">utube.com/watch?v=3gsYg9i9y8o</text:span></text:a></text:p>
              </text:list-item>
              <text:list-item>
                <text:p text:style-name="P146">Recomiendo:</text:p>
              </text:list-item>
            </text:list>
            <text:p text:style-name="P147">Generar un .jar ejecutable a fin de poder probar la aplicación, si no se genera y me falla la aplicación no podré probarla y tendrá repercusión en la nota.</text:p>
          </table:table-cell>
        </table:table-row>
      </table:table>
      <text:p text:style-name="Textbody"/>
      <text:p text:style-name="Textbody">Explicación QtJambi:<text:s/><text:a xlink:href="https://drive.google.com/file/d/13flppnBcYwHIaAEb_Zn1EUlDyMgXSvcG/view?usp=drive_link" office:target-frame-name="_top" xlink:show="replace"><text:span text:style-name="Hipervínculo">https://drive.google.com/file/d/13flppnBcYwHIaAEb_Zn1EUlDyMgXSvcG/view?usp=drive_link</text:span></text:a></text:p>
      <text:p text:style-name="Textbody">Explicación del código:<text:s/><text:a xlink:href="https://drive.google.com/file/d/1yvCJVgAEF-05ngIqoYRUA5Dwu9D62Xmh/view?usp=drive_link" office:target-frame-name="_top" xlink:show="replace"><text:span text:style-name="Hipervínculo">https://drive.google.com/file/d/1yvCJVgAEF-05ngIqoYRUA5Dwu9D62Xmh/view?usp=drive_link</text:span></text:a></text:p>
      <text:p text:style-name="Textbody">Explicación de la aplicación:<text:s/><text:a xlink:href="https://drive.google.com/file/d/1-TPjBsiwSERvxpIf5xWMosB6zyx3uYzJ/view?usp=drive_link" office:target-frame-name="_top" xlink:show="replace"><text:span text:style-name="Hipervínculo">https://drive.google.com/file/d/1-TPjBsiwSERvxpIf5xWMosB6zyx3uYzJ/view?usp=drive_link</text:span></text:a></text:p>
      <text:p text:style-name="Textbody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</table:table-columns>
        <table:table-header-rows>
          <table:table-row table:style-name="TableRow152">
            <table:table-cell table:style-name="TableCell153">
              <text:p text:style-name="P154">AUTOR o TEMA</text:p>
            </table:table-cell>
            <table:table-cell table:style-name="TableCell155">
              <text:p text:style-name="P156">DESCRIPCIÓN, APARTADO o EPÍGRAFE</text:p>
            </table:table-cell>
            <table:table-cell table:style-name="TableCell157">
              <text:p text:style-name="P158">ENLACE o<text:s/>PÁGINA LIBRO</text:p>
            </table:table-cell>
          </table:table-row>
        </table:table-header-rows>
        <table:table-row table:style-name="TableRow159">
          <table:table-cell table:style-name="TableCell160">
            <text:p text:style-name="TableContents">TEMA 5</text:p>
          </table:table-cell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</table:table-row>
      </table:table>
      <text:p text:style-name="P163"/>
      <text:p text:style-name="P164"/>
      <text:p text:style-name="P165"/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Index">
      <style:paragraph-properties fo:line-height="115%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line-height="115%"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line-height="115%"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line-height="115%" fo:margin-left="0.5902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line-height="115%" fo:margin-left="0.7875in">
        <style:tab-stops>
          <style:tab-stop style:type="right" style:leader-style="dotted" style:leader-text=".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19" style:display-name="ListLabel 19" style:family="text">
      <style:text-properties style:font-name="Arial" style:font-name-asian="Arial" style:font-name-complex="Arial"/>
    </style:style>
    <style:style style:name="ListLabel20" style:display-name="ListLabel 20" style:family="text">
      <style:text-properties style:font-name="Arial" style:font-name-asian="Arial" style:font-name-complex="Arial"/>
    </style:style>
    <style:style style:name="ListLabel21" style:display-name="ListLabel 21" style:family="text">
      <style:text-properties style:font-name="Arial" style:font-name-asian="Arial" style:font-name-complex="Arial"/>
    </style:style>
    <style:style style:name="ListLabel22" style:display-name="ListLabel 22" style:family="text">
      <style:text-properties style:font-name="Arial" style:font-name-asian="Arial" style:font-name-complex="Arial"/>
    </style:style>
    <style:style style:name="ListLabel23" style:display-name="ListLabel 23" style:family="text">
      <style:text-properties style:font-name="Arial" style:font-name-asian="Arial" style:font-name-complex="Arial"/>
    </style:style>
    <style:style style:name="ListLabel24" style:display-name="ListLabel 24" style:family="text">
      <style:text-properties style:font-name="Arial" style:font-name-asian="Arial" style:font-name-complex="Arial"/>
    </style:style>
    <style:style style:name="ListLabel25" style:display-name="ListLabel 25" style:family="text">
      <style:text-properties style:font-name="Arial" style:font-name-asian="Arial" style:font-name-complex="Arial"/>
    </style:style>
    <style:style style:name="ListLabel26" style:display-name="ListLabel 26" style:family="text">
      <style:text-properties style:font-name="Arial" style:font-name-asian="Arial" style:font-name-complex="Arial"/>
    </style:style>
    <style:style style:name="ListLabel27" style:display-name="ListLabel 27" style:family="text">
      <style:text-properties style:font-name="Arial" style:font-name-asian="Arial" style:font-name-complex="Arial"/>
    </style:style>
    <style:style style:name="ListLabel28" style:display-name="ListLabel 28" style:family="text">
      <style:text-properties style:font-name="Arial" style:font-name-asian="Arial" style:font-name-complex="Arial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Num1" style:display-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a" style:display-name="WWNum1a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Arial"/>
    </style:style>
    <text:list-style style:name="WWNum1aa" style:display-name="WWNum1aa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Arial"/>
    </style:style>
    <text:list-style style:name="WWNum1aaa" style:display-name="WWNum1aaa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Arial"/>
    </style:style>
    <text:list-style style:name="WWNum1aaaa" style:display-name="WWNum1aaaa">
      <text:list-level-style-bullet text:level="1" text:style-name="WW_CharLFO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Arial"/>
    </style:style>
    <text:list-style style:name="WWNum1aaaaa" style:display-name="WWNum1aaaaa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Arial"/>
    </style:style>
    <text:list-style style:name="WWNum1aaaaaa" style:display-name="WWNum1aaaaaa">
      <text:list-level-style-bullet text:level="1" text:style-name="WW_CharLFO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Arial"/>
    </style:style>
    <text:list-style style:name="WWNum1aaaaaaa" style:display-name="WWNum1aaaaaaa">
      <text:list-level-style-bullet text:level="1" text:style-name="WW_CharLFO1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Arial"/>
    </style:style>
    <text:list-style style:name="WWNum1aaaaaaaa" style:display-name="WWNum1aaaaaaaa">
      <text:list-level-style-bullet text:level="1" text:style-name="WW_CharLFO1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Arial"/>
    </style:style>
    <text:list-style style:name="WWNum1aaaaaaaaa" style:display-name="WWNum1aaaaaaaaa">
      <text:list-level-style-bullet text:level="1" text:style-name="WW_CharLFO1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Arial"/>
    </style:style>
    <text:list-style style:name="WWNum1aaaaaaaaaa" style:display-name="WWNum1aaaaaaaaaa">
      <text:list-level-style-bullet text:level="1" text:style-name="WW_CharLFO1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Arial"/>
    </style:style>
    <text:list-style style:name="WWNum1aaaaaaaaaaa" style:display-name="WWNum1aaaaaaaaaaa">
      <text:list-level-style-bullet text:level="1" text:style-name="WW_CharLFO1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Liberation Serif" style:font-name-asian="Segoe UI" style:font-name-complex="Tahoma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743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84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line-height="136%"/>
    </style:style>
    <style:style style:name="T3" style:parent-style-name="Fuentedepárrafopredeter." style:family="text">
      <style:text-properties style:font-name="Arial" fo:font-weight="bold" style:font-weight-asian="bold" fo:color="#800080" fo:font-size="11pt" style:font-size-asian="11pt"/>
    </style:style>
    <style:style style:name="T4" style:parent-style-name="Fuentedepárrafopredeter." style:family="text">
      <style:text-properties style:font-name="Arial" fo:font-weight="bold" style:font-weight-asian="bold" fo:color="#800080" fo:font-size="11pt" style:font-size-asian="11pt"/>
    </style:style>
    <style:style style:name="T5" style:parent-style-name="Fuentedepárrafopredeter." style:family="text">
      <style:text-properties style:font-name="Arial" fo:font-weight="bold" style:font-weight-asian="bold" fo:color="#800080" fo:font-size="11pt" style:font-size-asian="11pt"/>
    </style:style>
    <style:style style:name="T6" style:parent-style-name="Fuentedepárrafopredeter." style:family="text">
      <style:text-properties style:font-name="Arial" fo:font-weight="bold" style:font-weight-asian="bold" fo:color="#800080" fo:font-size="11pt" style:font-size-asian="11pt"/>
    </style:style>
    <style:style style:name="T7" style:parent-style-name="Fuentedepárrafopredeter." style:family="text">
      <style:text-properties style:font-name="Arial" fo:font-weight="bold" style:font-weight-asian="bold" fo:color="#800080" fo:font-size="11pt" style:font-size-asian="11pt"/>
    </style:style>
    <style:style style:name="P8" style:parent-style-name="Textbody" style:family="paragraph">
      <style:paragraph-properties fo:line-height="136%"/>
    </style:style>
    <style:style style:name="T9" style:parent-style-name="Fuentedepárrafopredeter." style:family="text">
      <style:text-properties style:font-name="Arial" fo:font-weight="bold" style:font-weight-asian="bold" fo:color="#0000FF" fo:font-size="11pt" style:font-size-asian="11pt"/>
    </style:style>
    <style:style style:name="T10" style:parent-style-name="Fuentedepárrafopredeter." style:family="text">
      <style:text-properties style:font-name="Arial" fo:font-weight="bold" style:font-weight-asian="bold" fo:font-size="11pt" style:font-size-asian="11pt"/>
    </style:style>
    <style:style style:name="T11" style:parent-style-name="Fuentedepárrafopredeter." style:family="text">
      <style:text-properties style:font-name="Arial" fo:font-weight="bold" style:font-weight-asian="bold" fo:font-size="11pt" style:font-size-asian="11pt"/>
    </style:style>
    <style:style style:name="T12" style:parent-style-name="Fuentedepárrafopredeter." style:family="text">
      <style:text-properties style:font-name="Arial" fo:font-weight="bold" style:font-weight-asian="bold" fo:color="#0000FF" fo:font-size="11pt" style:font-size-asian="11pt"/>
    </style:style>
    <style:style style:name="T13" style:parent-style-name="Fuentedepárrafopredeter." style:family="text">
      <style:text-properties style:font-name="Arial"/>
    </style:style>
    <style:style style:name="T14" style:parent-style-name="Fuentedepárrafopredeter." style:family="text">
      <style:text-properties style:font-name="Arial" fo:font-weight="bold" style:font-weight-asian="bold" fo:font-size="11pt" style:font-size-asian="11pt"/>
    </style:style>
    <style:style style:name="T15" style:parent-style-name="Fuentedepárrafopredeter." style:family="text">
      <style:text-properties style:font-name="Arial" fo:font-weight="bold" style:font-weight-asian="bold" fo:font-size="11pt" style:font-size-asian="11pt"/>
    </style:style>
    <style:style style:name="P16" style:parent-style-name="Textbody" style:family="paragraph">
      <style:paragraph-properties fo:text-align="end" fo:margin-bottom="0.1173in" fo:line-height="115%"/>
    </style:style>
    <style:style style:name="T17" style:parent-style-name="Fuentedepárrafopredeter." style:family="text">
      <style:text-properties style:font-name="Arial"/>
    </style:style>
    <style:style style:name="T18" style:parent-style-name="Fuentedepárrafopredeter." style:family="text">
      <style:text-properties style:font-name="Arial"/>
    </style:style>
    <style:style style:name="T19" style:parent-style-name="Fuentedepárrafopredeter." style:family="text">
      <style:text-properties style:font-name="Arial"/>
    </style:style>
    <style:style style:name="T20" style:parent-style-name="Fuentedepárrafopredeter." style:family="text">
      <style:text-properties style:font-name="Arial"/>
    </style:style>
  </office:automatic-styles>
  <office:master-styles>
    <style:master-page style:name="MP0" style:page-layout-name="PL0">
      <style:header>
        <text:p text:style-name="P2"><text:span text:style-name="T3">2DAM-DI<text:s/></text:span><text:span text:style-name="T4"><text:tab/></text:span><text:span text:style-name="T5"><text:tab/>Curso-23/24</text:span><text:span text:style-name="T6"><text:tab/></text:span><text:span text:style-name="T7"><text:tab/>TEMA 5 – BOLETÍN</text:span></text:p>
        <text:p text:style-name="P8"><text:span text:style-name="T9">Nombre:<text:s/></text:span><text:span text:style-name="T10">Alejandro</text:span><text:span text:style-name="T11">;<text:s/></text:span><text:span text:style-name="T12">Apellidos:</text:span><text:span text:style-name="T13"><text:s/></text:span><text:span text:style-name="T14">Naranjo López</text:span><text:span text:style-name="T15">;</text:span></text:p>
        <text:p text:style-name="P16"><text:span text:style-name="T17"><text:page-number text:fixed="false">5</text:page-number></text:span><text:span text:style-name="T18"><text:s/>de<text:s/></text:span><text:span text:style-name="T19"><text:page-count>5</text:page-count></text:span><text:span text:style-name="T20"><text:s/>página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odino</meta:initial-creator>
    <dc:creator>Kaodino</dc:creator>
    <meta:creation-date>2023-11-22T11:20:00Z</meta:creation-date>
    <dc:date>2023-12-01T22:13:00Z</dc:date>
    <meta:print-date>2023-12-01T22:05:00Z</meta:print-date>
    <meta:template xlink:href="Normal.dotm" xlink:type="simple"/>
    <meta:editing-cycles>511</meta:editing-cycles>
    <meta:editing-duration>PT47040S</meta:editing-duration>
    <meta:document-statistic meta:page-count="1" meta:paragraph-count="9" meta:word-count="698" meta:character-count="4534" meta:row-count="32" meta:non-whitespace-character-count="3845"/>
  </office:meta>
</office:document-meta>
</file>